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tyle="italic" style:font-style-asian="italic" style:font-style-complex="italic"/>
    </style:style>
    <style:style style:name="P2" style:family="paragraph" style:parent-style-name="Standard">
      <style:text-properties fo:font-style="normal" style:font-style-asian="normal" style:font-style-complex="normal"/>
    </style:style>
    <style:style style:name="P3" style:family="paragraph" style:parent-style-name="Standard" style:list-style-name="L1">
      <style:text-properties fo:font-style="normal" style:font-style-asian="normal" style:font-style-complex="normal"/>
    </style:style>
    <style:style style:name="P4" style:family="paragraph" style:parent-style-name="Standard" style:list-style-name="L2">
      <style:text-properties fo:font-style="normal" style:font-style-asian="normal" style:font-style-complex="normal"/>
    </style:style>
    <style:style style:name="P5" style:family="paragraph" style:parent-style-name="Standard" style:list-style-name="L3">
      <style:text-properties fo:font-style="normal" style:font-style-asian="normal" style:font-style-complex="normal"/>
    </style:style>
    <style:style style:name="P6" style:family="paragraph" style:parent-style-name="Standard" style:list-style-name="L4">
      <style:text-properties fo:font-style="normal" style:font-style-asian="normal" style:font-style-complex="normal"/>
    </style:style>
    <style:style style:name="P7" style:family="paragraph" style:parent-style-name="Standard">
      <style:paragraph-properties fo:text-align="end" style:justify-single-word="false"/>
      <style:text-properties fo:font-style="italic" style:font-style-asian="italic" style:font-style-complex="italic"/>
    </style:style>
    <style:style style:name="P8" style:family="paragraph" style:parent-style-name="Heading_20_1">
      <style:paragraph-properties fo:text-align="center" style:justify-single-word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Bąbelkowy stres</text:h>
      <text:p text:style-name="Standard">Pewnego dnia jakiś znajomy zatrzymał mnie i powiedział ze złością w głosie:</text:p>
      <text:list xml:id="list259180456" text:style-name="L1">
        <text:list-item>
          <text:p text:style-name="P3">Dlaczego miałeś wyłączony telefon do diaska?!</text:p>
        </text:list-item>
      </text:list>
      <text:p text:style-name="P2">Zmieszany odpowiedziałem mu:</text:p>
      <text:list xml:id="list1806717659" text:style-name="L2">
        <text:list-item>
          <text:p text:style-name="P4">Przecież był lunch milordzie. Musiałem wypić herbatę, żeby uspokoić nerwy w moim bąbelkowym świecie.</text:p>
        </text:list-item>
      </text:list>
      <text:p text:style-name="P2">Mówiąc dalej podniesionym głosem odpowiedział:</text:p>
      <text:list xml:id="list1862811082" text:style-name="L3">
        <text:list-item>
          <text:p text:style-name="P5">Czym się niby tak stresujesz. Przecież cały czas</text:p>
          <text:list>
            <text:list-header>
              <text:p text:style-name="P5">chodzisz uśmiechnięty od ucha do ucha.</text:p>
            </text:list-header>
          </text:list>
        </text:list-item>
      </text:list>
      <text:p text:style-name="P2">Ze smutkiem opowiedziałem mu moją historię.</text:p>
      <text:list xml:id="list180466605" text:style-name="L4">
        <text:list-item>
          <text:p text:style-name="P6">Moja trąba była brudna, a orkiestra przez to smutna bo nie mogłem zagrać z nimi koncertu w galerii.</text:p>
        </text:list-item>
        <text:list-item>
          <text:p text:style-name="P6">Dobrze, niech Ci będzie. Powiedz mi tylko dlaczego jej nie wyczyściłeś?</text:p>
        </text:list-item>
        <text:list-item>
          <text:p text:style-name="P6">Była przerwa na herbatę, więc nie miałem czasu Panie.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Lord Bąbel</text:p>
      <text:p text:style-name="P1"/>
      <text:p text:style-name="P1">Bartosz Kiebdaj</text:p>
      <text:p text:style-name="P1">Mateusz Podsiadły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 </meta:initial-creator>
    <meta:creation-date>2012-04-03T09:54:47</meta:creation-date>
    <dc:date>2012-04-13T10:44:00</dc:date>
    <meta:editing-duration>PT00H20M34S</meta:editing-duration>
    <meta:editing-cycles>8</meta:editing-cycles>
    <meta:generator>OpenOffice.org/3.2$Unix OpenOffice.org_project/320m12$Build-9483</meta:generator>
    <meta:document-statistic meta:table-count="0" meta:image-count="0" meta:object-count="0" meta:page-count="1" meta:paragraph-count="15" meta:word-count="113" meta:character-count="710"/>
  </office:meta>
</office:document-meta>
</file>